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Open sans" svg:font-family="'Open sans', Helvetica, Arial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6ecb" officeooo:paragraph-rsid="00136ecb"/>
    </style:style>
    <style:style style:name="P2" style:family="paragraph" style:parent-style-name="Standard">
      <style:text-properties fo:font-size="14pt" style:text-underline-style="solid" style:text-underline-width="auto" style:text-underline-color="font-color" officeooo:rsid="00136ecb" officeooo:paragraph-rsid="00136ecb" style:font-size-asian="14pt" style:font-size-complex="14pt"/>
    </style:style>
    <style:style style:name="P3" style:family="paragraph" style:parent-style-name="Standard">
      <style:text-properties fo:font-size="14pt" style:text-underline-style="solid" style:text-underline-width="auto" style:text-underline-color="font-color" officeooo:rsid="00165c50" officeooo:paragraph-rsid="00165c50" style:font-size-asian="14pt" style:font-size-complex="14pt"/>
    </style:style>
    <style:style style:name="P4" style:family="paragraph" style:parent-style-name="Standard">
      <style:text-properties fo:font-size="14pt" style:text-underline-style="solid" style:text-underline-width="auto" style:text-underline-color="font-color" officeooo:rsid="0017b360" officeooo:paragraph-rsid="0017b360" style:font-size-asian="14pt" style:font-size-complex="14pt"/>
    </style:style>
    <style:style style:name="P5" style:family="paragraph" style:parent-style-name="Standard">
      <style:text-properties fo:font-size="14pt" style:text-underline-style="solid" style:text-underline-width="auto" style:text-underline-color="font-color" officeooo:rsid="001a7d3b" officeooo:paragraph-rsid="001a7d3b" style:font-size-asian="14pt" style:font-size-complex="14pt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officeooo:rsid="001c53a2" officeooo:paragraph-rsid="001c53a2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officeooo:rsid="00136ecb" officeooo:paragraph-rsid="00136ecb" style:font-size-asian="14pt" style:font-size-complex="14pt"/>
    </style:style>
    <style:style style:name="P8" style:family="paragraph" style:parent-style-name="Standard">
      <style:text-properties fo:font-size="14pt" officeooo:rsid="00165c50" officeooo:paragraph-rsid="00165c50" style:font-size-asian="14pt" style:font-size-complex="14pt"/>
    </style:style>
    <style:style style:name="P9" style:family="paragraph" style:parent-style-name="Standard">
      <style:text-properties fo:font-size="14pt" style:text-underline-style="none" officeooo:rsid="00165c50" officeooo:paragraph-rsid="00165c50" style:font-size-asian="14pt" style:font-size-complex="14pt"/>
    </style:style>
    <style:style style:name="P10" style:family="paragraph" style:parent-style-name="Standard">
      <style:text-properties fo:font-size="14pt" style:text-underline-style="none" officeooo:rsid="00165c50" officeooo:paragraph-rsid="0017b360" style:font-size-asian="14pt" style:font-size-complex="14pt"/>
    </style:style>
    <style:style style:name="P11" style:family="paragraph" style:parent-style-name="Standard">
      <style:text-properties fo:font-size="14pt" style:text-underline-style="none" officeooo:rsid="0017b360" officeooo:paragraph-rsid="0017b360" style:font-size-asian="14pt" style:font-size-complex="14pt"/>
    </style:style>
    <style:style style:name="P12" style:family="paragraph" style:parent-style-name="Standard">
      <style:text-properties fo:font-size="14pt" style:text-underline-style="none" officeooo:rsid="00189879" officeooo:paragraph-rsid="00189879" style:font-size-asian="14pt" style:font-size-complex="14pt"/>
    </style:style>
    <style:style style:name="P13" style:family="paragraph" style:parent-style-name="Standard">
      <style:text-properties fo:font-size="14pt" style:text-underline-style="none" officeooo:rsid="001a7d3b" officeooo:paragraph-rsid="001a7d3b" style:font-size-asian="14pt" style:font-size-complex="14pt"/>
    </style:style>
    <style:style style:name="P14" style:family="paragraph" style:parent-style-name="Standard">
      <style:text-properties fo:font-size="14pt" style:text-underline-style="none" officeooo:rsid="001a7d3b" officeooo:paragraph-rsid="001c53a2" style:font-size-asian="14pt" style:font-size-complex="14pt"/>
    </style:style>
    <style:style style:name="P15" style:family="paragraph" style:parent-style-name="Standard">
      <style:text-properties fo:font-size="14pt" style:text-underline-style="none" officeooo:rsid="001c53a2" officeooo:paragraph-rsid="001c53a2" style:font-size-asian="14pt" style:font-size-complex="14pt"/>
    </style:style>
    <style:style style:name="P16" style:family="paragraph" style:parent-style-name="Standard">
      <style:text-properties fo:font-size="14pt" style:text-underline-style="none" officeooo:rsid="001dd981" officeooo:paragraph-rsid="001dd981" style:font-size-asian="14pt" style:font-size-complex="14pt"/>
    </style:style>
    <style:style style:name="P17" style:family="paragraph" style:parent-style-name="Standard">
      <style:text-properties fo:font-size="14pt" style:text-underline-style="none" fo:font-weight="bold" officeooo:rsid="001c53a2" officeooo:paragraph-rsid="001c53a2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officeooo:paragraph-rsid="001dd981"/>
    </style:style>
    <style:style style:name="P19" style:family="paragraph" style:parent-style-name="Text_20_body">
      <style:text-properties officeooo:rsid="001e3d34" officeooo:paragraph-rsid="001e3d34"/>
    </style:style>
    <style:style style:name="P20" style:family="paragraph" style:parent-style-name="Text_20_body">
      <style:text-properties fo:font-variant="normal" fo:text-transform="none" fo:color="#000000" style:font-name="Open sans" fo:font-size="13.5pt" fo:letter-spacing="normal" fo:font-style="normal" fo:font-weight="normal" officeooo:rsid="001e3d34" officeooo:paragraph-rsid="001e3d34" style:font-weight-asian="normal" style:font-weight-complex="normal"/>
    </style:style>
    <style:style style:name="P21" style:family="paragraph" style:parent-style-name="Text_20_body">
      <style:text-properties fo:font-variant="normal" fo:text-transform="none" fo:color="#000000" style:font-name="Open sans" fo:font-size="13.5pt" fo:letter-spacing="normal" fo:font-style="normal" fo:font-weight="bold" officeooo:rsid="001e3d34" officeooo:paragraph-rsid="001e3d34"/>
    </style:style>
    <style:style style:name="P22" style:family="paragraph" style:parent-style-name="Text_20_body">
      <style:text-properties fo:font-variant="normal" fo:text-transform="none" fo:color="#000000" style:font-name="Open sans" fo:font-size="13.5pt" fo:letter-spacing="normal" fo:font-style="normal" fo:font-weight="bold" officeooo:rsid="001e3d34" officeooo:paragraph-rsid="001e3d34" style:font-weight-asian="normal" style:font-weight-complex="normal"/>
    </style:style>
    <style:style style:name="P23" style:family="paragraph" style:parent-style-name="Text_20_body">
      <style:text-properties officeooo:paragraph-rsid="001e3d34"/>
    </style:style>
    <style:style style:name="P24" style:family="paragraph" style:parent-style-name="Preformatted_20_Text">
      <style:text-properties fo:font-variant="normal" fo:text-transform="none" fo:color="#323232" style:font-name="Courier New" fo:font-size="11.25pt" fo:letter-spacing="normal" fo:font-style="normal" fo:font-weight="normal" officeooo:rsid="001e3d34" officeooo:paragraph-rsid="001e3d34"/>
    </style:style>
    <style:style style:name="P25" style:family="paragraph" style:parent-style-name="Preformatted_20_Text">
      <style:paragraph-properties fo:margin-top="0.265cm" fo:margin-bottom="0.265cm" loext:contextual-spacing="false" fo:line-height="142%" fo:orphans="2" fo:widows="2" fo:padding="0.529cm" fo:border-left="7.51pt solid #e8e8e8" fo:border-right="0.74pt solid #cccccc" fo:border-top="0.74pt solid #cccccc" fo:border-bottom="0.74pt solid #cccccc"/>
      <style:text-properties fo:font-variant="normal" fo:text-transform="none" fo:color="#323232" style:font-name="Courier New" fo:font-size="11.25pt" fo:letter-spacing="normal" fo:font-style="normal" fo:font-weight="normal"/>
    </style:style>
    <style:style style:name="P26" style:family="paragraph" style:parent-style-name="Preformatted_20_Text">
      <style:paragraph-properties fo:margin-top="0.265cm" fo:margin-bottom="0.265cm" loext:contextual-spacing="false" fo:line-height="142%" fo:orphans="2" fo:widows="2" fo:padding="0.529cm" fo:border-left="7.51pt solid #e8e8e8" fo:border-right="0.74pt solid #cccccc" fo:border-top="0.74pt solid #cccccc" fo:border-bottom="0.74pt solid #cccccc"/>
      <style:text-properties fo:font-variant="normal" fo:text-transform="none" fo:color="#323232" fo:letter-spacing="normal"/>
    </style:style>
    <style:style style:name="P27" style:family="paragraph" style:parent-style-name="Preformatted_20_Text">
      <style:paragraph-properties fo:margin-top="0.265cm" fo:margin-bottom="0.265cm" loext:contextual-spacing="false" fo:line-height="142%" fo:orphans="2" fo:widows="2" fo:padding="0.529cm" fo:border-left="7.51pt solid #e8e8e8" fo:border-right="0.74pt solid #cccccc" fo:border-top="0.74pt solid #cccccc" fo:border-bottom="0.74pt solid #cccccc"/>
    </style:style>
    <style:style style:name="T1" style:family="text">
      <style:text-properties fo:font-size="15pt" fo:font-weight="bold" style:font-size-asian="13.1000003814697pt" style:font-weight-asian="bold" style:font-size-complex="15pt" style:font-weight-complex="bold"/>
    </style:style>
    <style:style style:name="T2" style:family="text">
      <style:text-properties fo:color="#6666ff" fo:font-size="28pt" fo:font-weight="bold" style:font-size-asian="28pt" style:font-weight-asian="bold" style:font-size-complex="28pt" style:font-weight-complex="bold"/>
    </style:style>
    <style:style style:name="T3" style:family="text">
      <style:text-properties officeooo:rsid="00165c50"/>
    </style:style>
    <style:style style:name="T4" style:family="text">
      <style:text-properties officeooo:rsid="0017b360"/>
    </style:style>
    <style:style style:name="T5" style:family="text">
      <style:text-properties officeooo:rsid="00189879"/>
    </style:style>
    <style:style style:name="T6" style:family="text">
      <style:text-properties officeooo:rsid="001c53a2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variant="normal" fo:text-transform="none" fo:color="#323232" style:font-name="Courier New" fo:font-size="11.25pt" fo:letter-spacing="normal" fo:font-style="normal" fo:font-weight="normal"/>
    </style:style>
    <style:style style:name="T9" style:family="text">
      <style:text-properties fo:font-variant="normal" fo:text-transform="none" fo:color="#000000" style:font-name="Open sans" fo:font-size="13.5pt" fo:letter-spacing="normal" fo:font-style="normal" fo:font-weight="normal"/>
    </style:style>
    <style:style style:name="T10" style:family="text">
      <style:text-properties officeooo:rsid="001d16a5"/>
    </style:style>
    <style:style style:name="T11" style:family="text">
      <style:text-properties officeooo:rsid="001dd981"/>
    </style:style>
    <style:style style:name="T12" style:family="text">
      <style:text-properties style:text-underline-style="none" officeooo:rsid="001dd981" style:font-size-asian="14pt" style:font-size-complex="14pt"/>
    </style:style>
    <style:style style:name="T13" style:family="text">
      <style:text-properties officeooo:rsid="001e3d34"/>
    </style:style>
    <style:style style:name="T14" style:family="text">
      <style:text-properties style:font-name="Courier New" fo:font-size="11.25pt" fo:font-style="normal" fo:font-weight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 <text:s text:c="45"/><text:span text:style-name="T2">HIPC</text:span><text:span text:style-name="T1"> </text:span></text:p>
      <text:p text:style-name="P1"><text:span text:style-name="T1"><text:tab/><text:tab/><text:tab/>National institute of science and technology </text:span></text:p>
      <text:p text:style-name="P1"/>
      <text:p text:style-name="P1"/>
      <text:p text:style-name="P2">STEP 0:</text:p>
      <text:p text:style-name="P7"><text:tab/>Verify the java installation. Hadoop needs jvm and jdk in order to run. </text:p>
      <text:p text:style-name="P7"/>
      <text:p text:style-name="P7"><text:tab/><text:span text:style-name="T3">$ java <text:s text:c="2"/>-version</text:span></text:p>
      <text:p text:style-name="P7"/>
      <text:p text:style-name="P8">should return you the version of the java. </text:p>
      <text:p text:style-name="P8"/>
      <text:p text:style-name="P8"/>
      <text:p text:style-name="P3">STEP 1:</text:p>
      <text:p text:style-name="P9"><text:tab/>Check if ssh is installed </text:p>
      <text:p text:style-name="P9"/>
      <text:p text:style-name="P9"><text:tab/>$ which ssh</text:p>
      <text:p text:style-name="P9"><text:tab/>$which sshd</text:p>
      <text:p text:style-name="P9"/>
      <text:p text:style-name="P10"><text:tab/>if not install the openssh-server</text:p>
      <text:p text:style-name="P10">.</text:p>
      <text:p text:style-name="P9"><text:tab/>** <text:span text:style-name="T4">If sshd is not showing you will get port 22 error make sure it is installed</text:span></text:p>
      <text:p text:style-name="P9"><text:tab/>** <text:span text:style-name="T4">If you need to change any settings /etc/ssh/sshd_config </text:span></text:p>
      <text:p text:style-name="P9"/>
      <text:p text:style-name="P4">STEP 2:</text:p>
      <text:p text:style-name="P11"><text:tab/></text:p>
      <text:p text:style-name="P11"><text:tab/><text:span text:style-name="T5">Create a dedicated user so that if we end up messing something up it won’t </text:span></text:p>
      <text:p text:style-name="P12">affect working enviorment. (This step is option but highly recommended)</text:p>
      <text:p text:style-name="P12"/>
      <text:p text:style-name="P12"><text:tab/><text:span text:style-name="T10">Login to the user</text:span></text:p>
      <text:p text:style-name="P12"/>
      <text:p text:style-name="P5">STEP 3:</text:p>
      <text:p text:style-name="P13"/>
      <text:p text:style-name="P13"><text:tab/><text:span text:style-name="T6">Generate the ssh-key to log into the localhost i.e namenode,datanode,tracker etc.</text:span></text:p>
      <text:p text:style-name="P13"/>
      <text:p text:style-name="P13"><text:tab/><text:span text:style-name="T6">$ ssh-keygen -t rsa -P <text:s/>“”</text:span></text:p>
      <text:p text:style-name="P14"><text:span text:style-name="T6"><text:s/><text:tab/>$ cat $HOME/.ssh/id_rsa.pub &gt;&gt; $HOME/.ssh/authorized_keys</text:span></text:p>
      <text:p text:style-name="P14"/>
      <text:p text:style-name="P6">STEP 4:</text:p>
      <text:p text:style-name="P17"><text:tab/><text:span text:style-name="T7">Disable ipv6 (Not strictly required but hadoop is known to have some problems in ipv6 protocol)</text:span></text:p>
      <text:p text:style-name="P17"><text:span text:style-name="T7"/></text:p>
      <text:p text:style-name="P17"><text:span text:style-name="T7"><text:tab/>/etc/sysctl.conf</text:span></text:p>
      <text:p text:style-name="P17"><text:span text:style-name="T7"><text:tab/></text:span></text:p>
      <text:p text:style-name="P14"><text:soft-page-break/><text:tab/><text:span text:style-name="T6">net.ipv6.conf.all.disable_ipv6 = 1</text:span></text:p>
      <text:p text:style-name="P15"><text:s text:c="10"/>net.ipv6.conf.default.disable_ipv6 = 1</text:p>
      <text:p text:style-name="P15"><text:s text:c="10"/>net.ipv6.conf.lo.disable_ipv6 = 1</text:p>
      <text:p text:style-name="P15"/>
      <text:p text:style-name="P16">STEP 5:</text:p>
      <text:p text:style-name="P16"/>
      <text:p text:style-name="P16"><text:tab/>ssh into localhost</text:p>
      <text:p text:style-name="P16"/>
      <text:p text:style-name="P16">STEP 6:</text:p>
      <text:p text:style-name="P16"/>
      <text:p text:style-name="P16"><text:tab/>extract the hadoop tar file given in the resources</text:p>
      <text:p text:style-name="P16"/>
      <text:p text:style-name="P18"><text:span text:style-name="T12"><text:tab/>$ </text:span><text:span text:style-name="T8">sudo chown -R hduser:hadoop /usr/local/hadoop</text:span></text:p>
      <text:p text:style-name="P16"/>
      <text:p text:style-name="P16">STEP 6:</text:p>
      <text:p text:style-name="P18"><text:span text:style-name="T12"><text:tab/></text:span><text:span text:style-name="T8">#HADOOP VARIABLES START</text:span></text:p>
      <text:p text:style-name="P25">export JAVA_HOME=<text:span text:style-name="T11">your java home</text:span></text:p>
      <text:p text:style-name="P25">export HADOOP_INSTALL=/usr/local/hadoop</text:p>
      <text:p text:style-name="P25">export PATH=$PATH:$HADOOP_INSTALL/bin</text:p>
      <text:p text:style-name="P25">export PATH=$PATH:$HADOOP_INSTALL/sbin</text:p>
      <text:p text:style-name="P25">export HADOOP_MAPRED_HOME=$HADOOP_INSTALL</text:p>
      <text:p text:style-name="P25">export HADOOP_COMMON_HOME=$HADOOP_INSTALL</text:p>
      <text:p text:style-name="P25">export HADOOP_HDFS_HOME=$HADOOP_INSTALL</text:p>
      <text:p text:style-name="P25">export YARN_HOME=$HADOOP_INSTALL</text:p>
      <text:p text:style-name="P25">export HADOOP_COMMON_LIB_NATIVE_DIR=$HADOOP_INSTALL/lib/native</text:p>
      <text:p text:style-name="P25">export HADOOP_OPTS="-Djava.library.path=$HADOOP_INSTALL/lib"</text:p>
      <text:p text:style-name="P25">#HADOOP VARIABLES END</text:p>
      <text:p text:style-name="Text_20_body"><text:line-break/><text:tab/>** <text:span text:style-name="T11">reload bashrc</text:span></text:p>
      <text:p text:style-name="Text_20_body"/>
      <text:p text:style-name="P19"><text:soft-page-break/>STEP 7:</text:p>
      <text:p text:style-name="P23"><text:span text:style-name="T13"><text:tab/></text:span><text:span text:style-name="T9">/usr/local/hadoop/etc/hadoop/hadoop-env.sh</text:span></text:p>
      <text:p text:style-name="P19"><text:tab/></text:p>
      <text:p text:style-name="P19">STEP 8:</text:p>
      <text:p text:style-name="P19"/>
      <text:p text:style-name="P19"><text:tab/>-p <text:s/>/app/hadoop/tmp</text:p>
      <text:p text:style-name="P19"/>
      <text:p text:style-name="P19"><text:tab/>chown </text:p>
      <text:p text:style-name="P19"/>
      <text:p text:style-name="P19">STEP 9:</text:p>
      <text:p text:style-name="P19"/>
      <text:p text:style-name="P19"><text:tab/>core-site.xml</text:p>
      <text:p text:style-name="P19"/>
      <text:p text:style-name="P24">&lt;configuration&gt;</text:p>
      <text:p text:style-name="P26"><text:s/><text:span text:style-name="T14">&lt;property&gt;</text:span></text:p>
      <text:p text:style-name="P26"><text:s text:c="2"/><text:span text:style-name="T14">&lt;name&gt;hadoop.tmp.dir&lt;/name&gt;</text:span></text:p>
      <text:p text:style-name="P26"><text:s text:c="2"/><text:span text:style-name="T14">&lt;value&gt;/app/hadoop/tmp&lt;/value&gt;</text:span></text:p>
      <text:p text:style-name="P26"><text:s text:c="2"/><text:span text:style-name="T14">&lt;description&gt;A base for other temporary directories.&lt;/description&gt;</text:span></text:p>
      <text:p text:style-name="P26"><text:s/><text:span text:style-name="T14">&lt;/property&gt;</text:span></text:p>
      <text:p text:style-name="P27"/>
      <text:p text:style-name="P26"><text:s/><text:span text:style-name="T14">&lt;property&gt;</text:span></text:p>
      <text:p text:style-name="P26"><text:s text:c="2"/><text:span text:style-name="T14">&lt;name&gt;fs.default.name&lt;/name&gt;</text:span></text:p>
      <text:p text:style-name="P26"><text:s text:c="2"/><text:span text:style-name="T14">&lt;value&gt;hdfs://localhost:54310&lt;/value&gt;</text:span></text:p>
      <text:p text:style-name="P26"><text:s text:c="2"/><text:span text:style-name="T14">&lt;description&gt;The name of the default file system. <text:s/>A URI whose</text:span></text:p>
      <text:p text:style-name="P26"><text:soft-page-break/><text:s text:c="2"/><text:span text:style-name="T14">scheme and authority determine the FileSystem implementation. <text:s/>The</text:span></text:p>
      <text:p text:style-name="P26"><text:s text:c="2"/><text:span text:style-name="T14">uri's scheme determines the config property (fs.SCHEME.impl) naming</text:span></text:p>
      <text:p text:style-name="P26"><text:s text:c="2"/><text:span text:style-name="T14">the FileSystem implementation class. <text:s/>The uri's authority is used to</text:span></text:p>
      <text:p text:style-name="P26"><text:s text:c="2"/><text:span text:style-name="T14">determine the host, port, etc. for a filesystem.&lt;/description&gt;</text:span></text:p>
      <text:p text:style-name="P26"><text:s/><text:span text:style-name="T14">&lt;/property&gt;</text:span></text:p>
      <text:p text:style-name="P25">&lt;/configuration&gt;</text:p>
      <text:p text:style-name="P19"/>
      <text:p text:style-name="P19">mapred-site.xml</text:p>
      <text:p text:style-name="P19"/>
      <text:p text:style-name="P24">&lt;configuration&gt;</text:p>
      <text:p text:style-name="P26"><text:s/><text:span text:style-name="T14">&lt;property&gt;</text:span></text:p>
      <text:p text:style-name="P26"><text:s text:c="2"/><text:span text:style-name="T14">&lt;name&gt;mapred.job.tracker&lt;/name&gt;</text:span></text:p>
      <text:p text:style-name="P26"><text:s text:c="2"/><text:span text:style-name="T14">&lt;value&gt;localhost:54311&lt;/value&gt;</text:span></text:p>
      <text:p text:style-name="P26"><text:s text:c="2"/><text:span text:style-name="T14">&lt;description&gt;The host and port that the MapReduce job tracker runs</text:span></text:p>
      <text:p text:style-name="P26"><text:s text:c="2"/><text:span text:style-name="T14">at. <text:s/>If "local", then jobs are run in-process as a single map</text:span></text:p>
      <text:p text:style-name="P26"><text:s text:c="2"/><text:span text:style-name="T14">and reduce task.</text:span></text:p>
      <text:p text:style-name="P26"><text:s text:c="2"/><text:span text:style-name="T14">&lt;/description&gt;</text:span></text:p>
      <text:p text:style-name="P26"><text:s/><text:span text:style-name="T14">&lt;/property&gt;</text:span></text:p>
      <text:p text:style-name="P25">&lt;/configuration&gt;</text:p>
      <text:p text:style-name="P19"/>
      <text:p text:style-name="P21"><text:soft-page-break/>hdfs-site.xml</text:p>
      <text:p text:style-name="P24"><text:tab/>-p /usr/local/hadoop_store/hdfs/namenode</text:p>
      <text:p text:style-name="P25">hduser@laptop:~$ sudo mkdir -p /usr/local/hadoop_store/hdfs/datanode</text:p>
      <text:p text:style-name="P25">hduser@laptop:~$ sudo chown -R hduser:hadoop /usr/local/hadoop_store</text:p>
      <text:p text:style-name="P21"/>
      <text:p text:style-name="P24">&lt;configuration&gt;</text:p>
      <text:p text:style-name="P26"><text:s/><text:span text:style-name="T14">&lt;property&gt;</text:span></text:p>
      <text:p text:style-name="P26"><text:s text:c="2"/><text:span text:style-name="T14">&lt;name&gt;dfs.replication&lt;/name&gt;</text:span></text:p>
      <text:p text:style-name="P26"><text:s text:c="2"/><text:span text:style-name="T14">&lt;value&gt;1&lt;/value&gt;</text:span></text:p>
      <text:p text:style-name="P26"><text:s text:c="2"/><text:span text:style-name="T14">&lt;description&gt;Default block replication.</text:span></text:p>
      <text:p text:style-name="P26"><text:s text:c="2"/><text:span text:style-name="T14">The actual number of replications can be specified when the file is created.</text:span></text:p>
      <text:p text:style-name="P26"><text:s text:c="2"/><text:span text:style-name="T14">The default is used if replication is not specified in create time.</text:span></text:p>
      <text:p text:style-name="P26"><text:s text:c="2"/><text:span text:style-name="T14">&lt;/description&gt;</text:span></text:p>
      <text:p text:style-name="P26"><text:s/><text:span text:style-name="T14">&lt;/property&gt;</text:span></text:p>
      <text:p text:style-name="P26"><text:s/><text:span text:style-name="T14">&lt;property&gt;</text:span></text:p>
      <text:p text:style-name="P26"><text:s text:c="3"/><text:span text:style-name="T14">&lt;name&gt;dfs.namenode.name.dir&lt;/name&gt;</text:span></text:p>
      <text:p text:style-name="P26"><text:s text:c="3"/><text:span text:style-name="T14">&lt;value&gt;file:/usr/local/hadoop_store/hdfs/namenode&lt;/value&gt;</text:span></text:p>
      <text:p text:style-name="P26"><text:s/><text:span text:style-name="T14">&lt;/property&gt;</text:span></text:p>
      <text:p text:style-name="P26"><text:s/><text:span text:style-name="T14">&lt;property&gt;</text:span></text:p>
      <text:p text:style-name="P26"><text:soft-page-break/><text:s text:c="3"/><text:span text:style-name="T14">&lt;name&gt;dfs.datanode.data.dir&lt;/name&gt;</text:span></text:p>
      <text:p text:style-name="P26"><text:s text:c="3"/><text:span text:style-name="T14">&lt;value&gt;file:/usr/local/hadoop_store/hdfs/datanode&lt;/value&gt;</text:span></text:p>
      <text:p text:style-name="P26"><text:s/><text:span text:style-name="T14">&lt;/property&gt;</text:span></text:p>
      <text:p text:style-name="P25">&lt;/configuration&gt;</text:p>
      <text:p text:style-name="P21"/>
      <text:p text:style-name="P21"/>
      <text:p text:style-name="P24">hadoop namenode -format</text:p>
      <text:p text:style-name="P24">cd /usr/local/hadoop/sbin</text:p>
      <text:p text:style-name="P24">sudo su hduser</text:p>
      <text:p text:style-name="P24">start-all.sh</text:p>
      <text:p text:style-name="P24">jps</text:p>
      <text:p text:style-name="P20">netstat -plten | grep java</text:p>
      <text:p text:style-name="P20"/>
      <text:p text:style-name="P20"/>
      <text:p text:style-name="P20"/>
      <text:p text:style-name="P22">http://localhost:50070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Open sans" svg:font-family="'Open sans', Helvetica, Arial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0:59:55.983873704</meta:creation-date>
    <dc:date>2017-03-08T11:55:58.311144726</dc:date>
    <meta:editing-duration>PT45M47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6" meta:paragraph-count="113" meta:word-count="392" meta:character-count="3568" meta:non-whitespace-character-count="3100"/>
  </office:meta>
</office:document-meta>
</file>